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using namespace std;</text:p>
      <text:p text:style-name="Standard"/>
      <text:p text:style-name="Standard">struct node {</text:p>
      <text:p text:style-name="Standard"><text:s text:c="4"/>struct node* prev;</text:p>
      <text:p text:style-name="Standard"><text:s text:c="4"/>int data;</text:p>
      <text:p text:style-name="Standard"><text:s text:c="4"/>struct node* next;</text:p>
      <text:p text:style-name="Standard">};</text:p>
      <text:p text:style-name="Standard"/>
      <text:p text:style-name="Standard"/>
      <text:p text:style-name="Standard">void addtofront(struct node** head, int data) {</text:p>
      <text:p text:style-name="Standard"><text:s text:c="4"/>struct node* temp = new struct node;</text:p>
      <text:p text:style-name="Standard"><text:s text:c="4"/>temp-&gt;prev = NULL;</text:p>
      <text:p text:style-name="Standard"><text:s text:c="4"/>temp-&gt;data = data;</text:p>
      <text:p text:style-name="Standard"><text:s text:c="4"/>temp-&gt;next = *head;</text:p>
      <text:p text:style-name="Standard"><text:s text:c="4"/>if (*head != NULL) {</text:p>
      <text:p text:style-name="Standard"><text:s text:c="8"/>(*head)-&gt;prev = temp;</text:p>
      <text:p text:style-name="Standard"><text:s text:c="4"/>}</text:p>
      <text:p text:style-name="Standard"><text:s text:c="4"/>*head = temp;</text:p>
      <text:p text:style-name="Standard">}</text:p>
      <text:p text:style-name="Standard"/>
      <text:p text:style-name="Standard">void addtoend(struct node** head, int data) {</text:p>
      <text:p text:style-name="Standard"><text:s text:c="4"/>struct node* temp = new struct node;</text:p>
      <text:p text:style-name="Standard"><text:s text:c="4"/>struct node* ptr = *head;</text:p>
      <text:p text:style-name="Standard"/>
      <text:p text:style-name="Standard"><text:s text:c="4"/>temp-&gt;next = NULL;</text:p>
      <text:p text:style-name="Standard"><text:s text:c="4"/>temp-&gt;data = data;</text:p>
      <text:p text:style-name="Standard"/>
      <text:p text:style-name="Standard"><text:s text:c="4"/>if (*head == NULL) {</text:p>
      <text:p text:style-name="Standard"><text:s text:c="8"/>temp-&gt;prev = NULL;</text:p>
      <text:p text:style-name="Standard"><text:s text:c="8"/>*head = temp;</text:p>
      <text:p text:style-name="Standard"><text:s text:c="8"/>return;</text:p>
      <text:p text:style-name="Standard"><text:s text:c="4"/>}</text:p>
      <text:p text:style-name="Standard"/>
      <text:p text:style-name="Standard"><text:s text:c="4"/>while (ptr-&gt;next != NULL) {</text:p>
      <text:p text:style-name="Standard"><text:s text:c="8"/>ptr = ptr-&gt;next;</text:p>
      <text:p text:style-name="Standard"><text:s text:c="4"/>}</text:p>
      <text:p text:style-name="Standard"/>
      <text:p text:style-name="Standard"><text:s text:c="4"/>ptr-&gt;next = temp;</text:p>
      <text:p text:style-name="Standard"><text:s text:c="4"/>temp-&gt;prev = ptr;</text:p>
      <text:p text:style-name="Standard">}</text:p>
      <text:p text:style-name="Standard"/>
      <text:p text:style-name="Standard"/>
      <text:p text:style-name="Standard"><text:s/>void addtopos(struct node** head, int data, int pos)</text:p>
      <text:p text:style-name="Standard">{</text:p>
      <text:p text:style-name="Standard"><text:s text:c="4"/>struct node* newnode = new struct node;</text:p>
      <text:p text:style-name="Standard"><text:s text:c="4"/>newnode-&gt;data = data;</text:p>
      <text:p text:style-name="Standard"><text:s text:c="4"/>newnode-&gt;prev = nullptr;</text:p>
      <text:p text:style-name="Standard"><text:s text:c="4"/>newnode-&gt;next = nullptr;</text:p>
      <text:p text:style-name="Standard"><text:soft-page-break/></text:p>
      <text:p text:style-name="Standard"><text:s text:c="4"/>struct node* temp1 = *head;</text:p>
      <text:p text:style-name="Standard"><text:s text:c="4"/>struct node* temp2 = nullptr;</text:p>
      <text:p text:style-name="Standard"><text:s text:c="4"/>int count = 0;</text:p>
      <text:p text:style-name="Standard"/>
      <text:p text:style-name="Standard"><text:s text:c="4"/>if (pos == 0) {</text:p>
      <text:p text:style-name="Standard"><text:s text:c="8"/>// Insert at the beginning</text:p>
      <text:p text:style-name="Standard"><text:s text:c="8"/>newnode-&gt;next = temp1;</text:p>
      <text:p text:style-name="Standard"><text:s text:c="8"/>if (temp1 != nullptr) {</text:p>
      <text:p text:style-name="Standard"><text:s text:c="12"/>temp1-&gt;prev = newnode;</text:p>
      <text:p text:style-name="Standard"><text:s text:c="8"/>}</text:p>
      <text:p text:style-name="Standard"><text:s text:c="8"/>*head = newnode;</text:p>
      <text:p text:style-name="Standard"><text:s text:c="3"/></text:p>
      <text:p text:style-name="Standard"><text:s text:c="4"/>}</text:p>
      <text:p text:style-name="Standard"/>
      <text:p text:style-name="Standard"><text:s text:c="4"/>while (count &lt; pos &amp;&amp; temp1 != nullptr) {</text:p>
      <text:p text:style-name="Standard"><text:s text:c="8"/>temp2 = temp1;</text:p>
      <text:p text:style-name="Standard"><text:s text:c="8"/>temp1 = temp1-&gt;next;</text:p>
      <text:p text:style-name="Standard"><text:s text:c="8"/>count++;</text:p>
      <text:p text:style-name="Standard"><text:s text:c="4"/>}</text:p>
      <text:p text:style-name="Standard"/>
      <text:p text:style-name="Standard"><text:s text:c="4"/>if (temp1 == nullptr &amp;&amp; count &lt; pos) {</text:p>
      <text:p text:style-name="Standard"><text:s text:c="8"/>// Position is beyond the end of the list.</text:p>
      <text:p text:style-name="Standard"><text:s text:c="8"/>// Handle this case based on your requirements.</text:p>
      <text:p text:style-name="Standard"><text:s text:c="6"/></text:p>
      <text:p text:style-name="Standard"><text:s text:c="4"/>}</text:p>
      <text:p text:style-name="Standard"/>
      <text:p text:style-name="Standard"><text:s text:c="4"/>temp2-&gt;next = newnode;</text:p>
      <text:p text:style-name="Standard"><text:s text:c="4"/>newnode-&gt;prev = temp2;</text:p>
      <text:p text:style-name="Standard"><text:s text:c="4"/>newnode-&gt;next = temp1;</text:p>
      <text:p text:style-name="Standard"/>
      <text:p text:style-name="Standard"><text:s text:c="4"/>if (temp1 != nullptr) {</text:p>
      <text:p text:style-name="Standard"><text:s text:c="8"/>temp1-&gt;prev = newnode;</text:p>
      <text:p text:style-name="Standard"><text:s text:c="4"/>}</text:p>
      <text:p text:style-name="Standard"/>
      <text:p text:style-name="Standard"><text:s text:c="2"/></text:p>
      <text:p text:style-name="Standard">}</text:p>
      <text:p text:style-name="Standard"/>
      <text:p text:style-name="Standard">void deletefromfirst(struct node** head)</text:p>
      <text:p text:style-name="Standard">{</text:p>
      <text:p text:style-name="Standard"><text:s text:c="4"/>if (*head == nullptr) {</text:p>
      <text:p text:style-name="Standard"><text:s text:c="8"/>// Empty list, nothing to delete</text:p>
      <text:p text:style-name="Standard"><text:s text:c="8"/>return;</text:p>
      <text:p text:style-name="Standard"><text:s text:c="4"/>}</text:p>
      <text:p text:style-name="Standard"/>
      <text:p text:style-name="Standard"><text:s text:c="4"/>struct node* temp = *head;</text:p>
      <text:p text:style-name="Standard"/>
      <text:p text:style-name="Standard"><text:s text:c="4"/>if (temp-&gt;next != nullptr) {</text:p>
      <text:p text:style-name="Standard"><text:s text:c="8"/>// Update the new head's prev pointer</text:p>
      <text:p text:style-name="Standard"><text:soft-page-break/><text:s text:c="8"/>temp-&gt;next-&gt;prev = nullptr;</text:p>
      <text:p text:style-name="Standard"><text:s text:c="4"/>}</text:p>
      <text:p text:style-name="Standard"/>
      <text:p text:style-name="Standard"><text:s text:c="4"/>*head = temp-&gt;next;</text:p>
      <text:p text:style-name="Standard"><text:s text:c="4"/>free(temp);</text:p>
      <text:p text:style-name="Standard">}</text:p>
      <text:p text:style-name="Standard"/>
      <text:p text:style-name="Standard"/>
      <text:p text:style-name="Standard">void deletefromlast(struct node** head)</text:p>
      <text:p text:style-name="Standard">{</text:p>
      <text:p text:style-name="Standard"><text:s text:c="4"/>if (*head == nullptr) {</text:p>
      <text:p text:style-name="Standard"><text:s text:c="8"/>// Empty list, nothing to delete</text:p>
      <text:p text:style-name="Standard"><text:s text:c="8"/>return;</text:p>
      <text:p text:style-name="Standard"><text:s text:c="4"/>}</text:p>
      <text:p text:style-name="Standard"/>
      <text:p text:style-name="Standard"><text:s text:c="4"/>struct node* temp = *head;</text:p>
      <text:p text:style-name="Standard"/>
      <text:p text:style-name="Standard"><text:s text:c="4"/>// Move to the last node</text:p>
      <text:p text:style-name="Standard"><text:s text:c="4"/>while (temp-&gt;next != nullptr) {</text:p>
      <text:p text:style-name="Standard"><text:s text:c="8"/>temp = temp-&gt;next;</text:p>
      <text:p text:style-name="Standard"><text:s text:c="4"/>}</text:p>
      <text:p text:style-name="Standard"/>
      <text:p text:style-name="Standard"><text:s text:c="4"/>if (temp-&gt;prev != nullptr) {</text:p>
      <text:p text:style-name="Standard"><text:s text:c="8"/>// If there's a previous node, update its next pointer</text:p>
      <text:p text:style-name="Standard"><text:s text:c="8"/>temp-&gt;prev-&gt;next = nullptr;</text:p>
      <text:p text:style-name="Standard"><text:s text:c="4"/>} else {</text:p>
      <text:p text:style-name="Standard"><text:s text:c="8"/>// If there is no previous node, it means temp is the only node in the list</text:p>
      <text:p text:style-name="Standard"><text:s text:c="8"/>*head = nullptr;</text:p>
      <text:p text:style-name="Standard"><text:s text:c="4"/>}</text:p>
      <text:p text:style-name="Standard"/>
      <text:p text:style-name="Standard"><text:s text:c="4"/>free(temp);</text:p>
      <text:p text:style-name="Standard">}</text:p>
      <text:p text:style-name="Standard"/>
      <text:p text:style-name="Standard"/>
      <text:p text:style-name="Standard">void deletefrompos(struct node** head, int pos)</text:p>
      <text:p text:style-name="Standard">{</text:p>
      <text:p text:style-name="Standard"><text:s text:c="4"/>if (*head == nullptr || pos &lt; 0) {</text:p>
      <text:p text:style-name="Standard"><text:s text:c="8"/>// Empty list or invalid position, nothing to delete</text:p>
      <text:p text:style-name="Standard"><text:s text:c="8"/>return;</text:p>
      <text:p text:style-name="Standard"><text:s text:c="4"/>}</text:p>
      <text:p text:style-name="Standard"/>
      <text:p text:style-name="Standard"><text:s text:c="4"/>struct node* temp = *head;</text:p>
      <text:p text:style-name="Standard"><text:s text:c="4"/>int count = 0;</text:p>
      <text:p text:style-name="Standard"/>
      <text:p text:style-name="Standard"><text:s text:c="4"/>while (count != pos &amp;&amp; temp != nullptr) {</text:p>
      <text:p text:style-name="Standard"><text:s text:c="8"/>count++;</text:p>
      <text:p text:style-name="Standard"><text:s text:c="8"/>temp = temp-&gt;next;</text:p>
      <text:p text:style-name="Standard"><text:s text:c="4"/>}</text:p>
      <text:p text:style-name="Standard"/>
      <text:p text:style-name="Standard"><text:soft-page-break/><text:s text:c="4"/>if (count &lt; pos || temp == nullptr) {</text:p>
      <text:p text:style-name="Standard"><text:s text:c="8"/>// Position is beyond the end of the list or invalid position</text:p>
      <text:p text:style-name="Standard"><text:s text:c="8"/>return;</text:p>
      <text:p text:style-name="Standard"><text:s text:c="4"/>}</text:p>
      <text:p text:style-name="Standard"/>
      <text:p text:style-name="Standard"><text:s text:c="4"/>if (temp-&gt;prev != nullptr) {</text:p>
      <text:p text:style-name="Standard"><text:s text:c="8"/>// If there is a previous node, update its next pointer</text:p>
      <text:p text:style-name="Standard"><text:s text:c="8"/>temp-&gt;prev-&gt;next = temp-&gt;next;</text:p>
      <text:p text:style-name="Standard"><text:s text:c="4"/>} else {</text:p>
      <text:p text:style-name="Standard"><text:s text:c="8"/>// If there is no previous node, it means temp is the first node</text:p>
      <text:p text:style-name="Standard"><text:s text:c="8"/>*head = temp-&gt;next;</text:p>
      <text:p text:style-name="Standard"><text:s text:c="8"/>if (*head != nullptr) {</text:p>
      <text:p text:style-name="Standard"><text:s text:c="12"/>// If there is a new head, update its prev pointer</text:p>
      <text:p text:style-name="Standard"><text:s text:c="12"/>(*head)-&gt;prev = nullptr;</text:p>
      <text:p text:style-name="Standard"><text:s text:c="8"/>}</text:p>
      <text:p text:style-name="Standard"><text:s text:c="4"/>}</text:p>
      <text:p text:style-name="Standard"/>
      <text:p text:style-name="Standard"><text:s text:c="4"/>if (temp-&gt;next != nullptr) {</text:p>
      <text:p text:style-name="Standard"><text:s text:c="8"/>// If there is a next node, update its prev pointer</text:p>
      <text:p text:style-name="Standard"><text:s text:c="8"/>temp-&gt;next-&gt;prev = temp-&gt;prev;</text:p>
      <text:p text:style-name="Standard"><text:s text:c="4"/>}</text:p>
      <text:p text:style-name="Standard"/>
      <text:p text:style-name="Standard"><text:s text:c="4"/>free(temp);</text:p>
      <text:p text:style-name="Standard">}</text:p>
      <text:p text:style-name="Standard"/>
      <text:p text:style-name="Standard">void reverseList(struct node** head)</text:p>
      <text:p text:style-name="Standard">{</text:p>
      <text:p text:style-name="Standard"><text:s text:c="4"/>if (*head == nullptr || (*head)-&gt;next == nullptr) {</text:p>
      <text:p text:style-name="Standard"><text:s text:c="8"/>// Empty list or a list with only one node, nothing to reverse</text:p>
      <text:p text:style-name="Standard"><text:s text:c="8"/>return;</text:p>
      <text:p text:style-name="Standard"><text:s text:c="4"/>}</text:p>
      <text:p text:style-name="Standard"/>
      <text:p text:style-name="Standard"><text:s text:c="4"/>struct node* current = *head;</text:p>
      <text:p text:style-name="Standard"><text:s text:c="4"/>struct node* nextNode = nullptr;</text:p>
      <text:p text:style-name="Standard"><text:s text:c="4"/>struct node* prevNode = nullptr;</text:p>
      <text:p text:style-name="Standard"/>
      <text:p text:style-name="Standard"><text:s text:c="4"/>while (current != nullptr) {</text:p>
      <text:p text:style-name="Standard"><text:s text:c="8"/>nextNode = current-&gt;next;</text:p>
      <text:p text:style-name="Standard"/>
      <text:p text:style-name="Standard"><text:s text:c="8"/>// Reverse the links</text:p>
      <text:p text:style-name="Standard"><text:s text:c="8"/>current-&gt;next = prevNode;</text:p>
      <text:p text:style-name="Standard"><text:s text:c="8"/>current-&gt;prev = nextNode;</text:p>
      <text:p text:style-name="Standard"/>
      <text:p text:style-name="Standard"><text:s text:c="8"/>// Move to the next nodes</text:p>
      <text:p text:style-name="Standard"><text:s text:c="8"/>prevNode = current;</text:p>
      <text:p text:style-name="Standard"><text:s text:c="8"/>current = nextNode;</text:p>
      <text:p text:style-name="Standard"><text:s text:c="4"/>}</text:p>
      <text:p text:style-name="Standard"/>
      <text:p text:style-name="Standard"><text:s text:c="4"/>// Update the head to the last node</text:p>
      <text:p text:style-name="Standard"><text:soft-page-break/><text:s text:c="4"/>*head = prevNode;</text:p>
      <text:p text:style-name="Standard">}</text:p>
      <text:p text:style-name="Standard"/>
      <text:p text:style-name="Standard"/>
      <text:p text:style-name="Standard"/>
      <text:p text:style-name="Standard"/>
      <text:p text:style-name="Standard">int main() {</text:p>
      <text:p text:style-name="Standard"><text:s text:c="4"/>struct node* head = NULL;</text:p>
      <text:p text:style-name="Standard"><text:s text:c="4"/>struct node* ptr;</text:p>
      <text:p text:style-name="Standard"/>
      <text:p text:style-name="Standard"><text:s text:c="4"/>addtofront(&amp;head, 12);</text:p>
      <text:p text:style-name="Standard"><text:s text:c="4"/>addtofront(&amp;head, 30);</text:p>
      <text:p text:style-name="Standard"><text:s text:c="4"/>addtofront(&amp;head, 40);</text:p>
      <text:p text:style-name="Standard"><text:s text:c="4"/></text:p>
      <text:p text:style-name="Standard"><text:s text:c="4"/>addtoend(&amp;head, 50);</text:p>
      <text:p text:style-name="Standard"><text:s text:c="4"/>addtoend(&amp;head, 10);</text:p>
      <text:p text:style-name="Standard"><text:s text:c="4"/>addtoend(&amp;head, 90);</text:p>
      <text:p text:style-name="Standard"><text:s text:c="4"/></text:p>
      <text:p text:style-name="Standard"><text:s text:c="4"/>addtopos(&amp;head, 45, 2);</text:p>
      <text:p text:style-name="Standard"><text:s text:c="4"/></text:p>
      <text:p text:style-name="Standard"><text:s text:c="4"/>deletefromfirst(&amp;head);</text:p>
      <text:p text:style-name="Standard"><text:s text:c="4"/></text:p>
      <text:p text:style-name="Standard"><text:s text:c="4"/>deletefromlast(&amp;head);</text:p>
      <text:p text:style-name="Standard"><text:s text:c="4"/></text:p>
      <text:p text:style-name="Standard"><text:s text:c="4"/>deletefrompos(&amp;head,2);</text:p>
      <text:p text:style-name="Standard"><text:s text:c="4"/></text:p>
      <text:p text:style-name="Standard"><text:s text:c="4"/>reverseList(&amp;head);</text:p>
      <text:p text:style-name="Standard"/>
      <text:p text:style-name="Standard"><text:s text:c="4"/>ptr = head;</text:p>
      <text:p text:style-name="Standard"><text:s text:c="4"/>while (ptr != NULL) {</text:p>
      <text:p text:style-name="Standard"><text:s text:c="8"/>cout &lt;&lt; ptr-&gt;data &lt;&lt; " ";</text:p>
      <text:p text:style-name="Standard"><text:s text:c="8"/>ptr = ptr-&gt;next;</text:p>
      <text:p text:style-name="Standard"><text:s text:c="4"/>}</text:p>
      <text:p text:style-name="Standard"/>
      <text:p text:style-name="Standard"><text:s text:c="4"/>// Don't forget to free the memory when done.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6:16:35.984920372</meta:creation-date>
    <dc:date>2023-12-19T16:17:06.556504082</dc:date>
    <meta:editing-duration>PT31S</meta:editing-duration>
    <meta:editing-cycles>1</meta:editing-cycles>
    <meta:document-statistic meta:table-count="0" meta:image-count="0" meta:object-count="0" meta:page-count="5" meta:paragraph-count="185" meta:word-count="663" meta:character-count="4496" meta:non-whitespace-character-count="3137"/>
    <meta:generator>LibreOffice/7.3.7.2$Linux_X86_64 LibreOffice_project/30$Build-2</meta:generator>
  </office:meta>
</office:document-meta>
</file>